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242">
            <text:p>24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23">
            <text:p>1623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74">
            <text:p>4074</text:p>
          </table:table-cell>
          <table:table-cell table:style-name="ce22" office:value-type="float" office:value="459">
            <text:p>45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5350">
            <text:p>35350</text:p>
          </table:table-cell>
          <table:table-cell table:style-name="ce22" office:value-type="float" office:value="4738">
            <text:p>473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64">
            <text:p>3464</text:p>
          </table:table-cell>
          <table:table-cell table:style-name="ce22" office:value-type="float" office:value="1018">
            <text:p>10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959">
            <text:p>24959</text:p>
          </table:table-cell>
          <table:table-cell table:style-name="ce22" office:value-type="float" office:value="5647">
            <text:p>564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236">
            <text:p>23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77">
            <text:p>2277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98">
            <text:p>3998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65">
            <text:p>1665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29">
            <text:p>3529</text:p>
          </table:table-cell>
          <table:table-cell table:style-name="ce22" office:value-type="float" office:value="1229">
            <text:p>122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074">
            <text:p>30074</text:p>
          </table:table-cell>
          <table:table-cell table:style-name="ce22" office:value-type="float" office:value="2545">
            <text:p>254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678">
            <text:p>3678</text:p>
          </table:table-cell>
          <table:table-cell table:style-name="ce22" office:value-type="float" office:value="443">
            <text:p>44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0158">
            <text:p>120158</text:p>
          </table:table-cell>
          <table:table-cell table:style-name="ce22" office:value-type="float" office:value="17528">
            <text:p>175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389">
            <text:p>438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417">
            <text:p>241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409">
            <text:p>4409</text:p>
          </table:table-cell>
          <table:table-cell table:style-name="ce22" office:value-type="float" office:value="1309">
            <text:p>130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794">
            <text:p>28794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612">
            <text:p>34612</text:p>
          </table:table-cell>
          <table:table-cell table:style-name="ce22" office:value-type="float" office:value="282">
            <text:p>28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683">
            <text:p>1683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630">
            <text:p>11630</text:p>
          </table:table-cell>
          <table:table-cell table:style-name="ce22" office:value-type="float" office:value="2103">
            <text:p>210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34">
            <text:p>453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070">
            <text:p>10070</text:p>
          </table:table-cell>
          <table:table-cell table:style-name="ce22" office:value-type="float" office:value="1173">
            <text:p>117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2953">
            <text:p>92953</text:p>
          </table:table-cell>
          <table:table-cell table:style-name="ce22" office:value-type="float" office:value="7219">
            <text:p>72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8897">
            <text:p>188897</text:p>
          </table:table-cell>
          <table:table-cell table:style-name="ce22" office:value-type="float" office:value="19301">
            <text:p>1930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9055">
            <text:p>309055</text:p>
          </table:table-cell>
          <table:table-cell table:style-name="ce22" office:value-type="float" office:value="36829">
            <text:p>368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